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gvg</text:p>
          </table:table-cell>
          <table:table-cell office:value-type="string" calcext:value-type="string">
            <text:p>kjl</text:p>
          </table:table-cell>
          <table:table-cell office:value-type="string" calcext:value-type="string">
            <text:p>lñ</text:p>
          </table:table-cell>
          <table:table-cell office:value-type="string" calcext:value-type="string">
            <text:p>lññ</text:p>
          </table:table-cell>
          <table:table-cell office:value-type="string" calcext:value-type="string">
            <text:p>ññ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2]=[.D2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3]=[.D3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]=[.D4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5]=[.D5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C6]=[.D6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7]=[.D7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C8]=[.D8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]=[.D9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0]=[.D10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]=[.D11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2]=[.D12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]=[.D13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]=[.D14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5]=[.D15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6]=[.D16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17]=[.D17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8]=[.D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9]=[.D19]" office:value-type="boolean" office:boolean-value="false" calcext:value-type="boolean">
            <text:p>FALSO</text:p>
          </table:table-cell>
          <table:table-cell table:formula="of:=[.D19]-[.C1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0]=[.D20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1]=[.D21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22]=[.D22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3]=[.D23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4]=[.D24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25]=[.D25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26]=[.D26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7]=[.D27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8]=[.D28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29]=[.D29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30]=[.D30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1]=[.D31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2]=[.D32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3]=[.D33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34]=[.D34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35]=[.D35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6]=[.D36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7]=[.D37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8]=[.D38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9]=[.D39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0]=[.D40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1]=[.D41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42]=[.D42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3]=[.D43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44]=[.D44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45]=[.D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46]=[.D46]" office:value-type="boolean" office:boolean-value="false" calcext:value-type="boolean">
            <text:p>FALSO</text:p>
          </table:table-cell>
          <table:table-cell table:formula="of:=[.D46]-[.C46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7]=[.D47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8]=[.D48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9]=[.D49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50]=[.D50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51]=[.D51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52]=[.D52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53]=[.D5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54]=[.D54]" office:value-type="boolean" office:boolean-value="false" calcext:value-type="boolean">
            <text:p>FALSO</text:p>
          </table:table-cell>
          <table:table-cell table:formula="of:=[.D54]-[.C54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5]=[.D55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C56]=[.D56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57]=[.D57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58]=[.D58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59]=[.D59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0]=[.D60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61]=[.D61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2]=[.D62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C63]=[.D63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4]=[.D64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5]=[.D65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C66]=[.D66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67]=[.D67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8]=[.D68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69]=[.D69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70]=[.D70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71]=[.D7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72]=[.D72]" office:value-type="boolean" office:boolean-value="false" calcext:value-type="boolean">
            <text:p>FALSO</text:p>
          </table:table-cell>
          <table:table-cell table:formula="of:=[.D72]-[.C72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73]=[.D73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4]=[.D74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5]=[.D75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6]=[.D76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7]=[.D7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78]=[.D78]" office:value-type="boolean" office:boolean-value="false" calcext:value-type="boolean">
            <text:p>FALSO</text:p>
          </table:table-cell>
          <table:table-cell table:formula="of:=[.D78]-[.C78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79]=[.D79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80]=[.D80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81]=[.D81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2]=[.D82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3]=[.D83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84]=[.D84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5]=[.D85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86]=[.D86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87]=[.D87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88]=[.D88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9]=[.D89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C90]=[.D90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C91]=[.D91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92]=[.D92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93]=[.D93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94]=[.D94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95]=[.D95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6]=[.D96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C97]=[.D97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98]=[.D9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99]=[.D99]" office:value-type="boolean" office:boolean-value="false" calcext:value-type="boolean">
            <text:p>FALSO</text:p>
          </table:table-cell>
          <table:table-cell table:formula="of:=[.D99]-[.C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100]=[.D100]" office:value-type="boolean" office:boolean-value="false" calcext:value-type="boolean">
            <text:p>FALSO</text:p>
          </table:table-cell>
          <table:table-cell table:formula="of:=[.D100]-[.C100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1]=[.D10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102]=[.D102]" office:value-type="boolean" office:boolean-value="false" calcext:value-type="boolean">
            <text:p>FALSO</text:p>
          </table:table-cell>
          <table:table-cell table:formula="of:=[.D102]-[.C102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103]=[.D103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4]=[.D104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5]=[.D105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06]=[.D106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07]=[.D10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108]=[.D108]" office:value-type="boolean" office:boolean-value="false" calcext:value-type="boolean">
            <text:p>FALSO</text:p>
          </table:table-cell>
          <table:table-cell table:formula="of:=[.D108]-[.C1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109]=[.D109]" office:value-type="boolean" office:boolean-value="false" calcext:value-type="boolean">
            <text:p>FALSO</text:p>
          </table:table-cell>
          <table:table-cell table:formula="of:=[.D109]-[.C10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10]=[.D110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11]=[.D111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12]=[.D112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13]=[.D113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4]=[.D114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15]=[.D115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C116]=[.D1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117]=[.D117]" office:value-type="boolean" office:boolean-value="false" calcext:value-type="boolean">
            <text:p>FALSO</text:p>
          </table:table-cell>
          <table:table-cell table:formula="of:=[.D117]-[.C11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18]=[.D118]" office:value-type="boolean" office:boolean-value="true" calcext:value-type="boolean">
            <text:p>VERDADERO</text:p>
          </table:table-cell>
          <table:table-cell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19]=[.D1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20]=[.D120]" office:value-type="boolean" office:boolean-value="false" calcext:value-type="boolean">
            <text:p>FALSO</text:p>
          </table:table-cell>
          <table:table-cell table:formula="of:=[.D120]-[.C1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C121]=[.D121]" office:value-type="boolean" office:boolean-value="false" calcext:value-type="boolean">
            <text:p>FALSO</text:p>
          </table:table-cell>
          <table:table-cell table:formula="of:=[.D121]-[.C121]"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 office:value-type="string" calcext:value-type="string">
            <text:p>120 instancias</text:p>
          </table:table-cell>
        </table:table-row>
        <table:table-row table:style-name="ro1">
          <table:table-cell office:value-type="string" calcext:value-type="string">
            <text:p>13 mal</text:p>
          </table:table-cell>
        </table:table-row>
        <table:table-row table:style-name="ro1">
          <table:table-cell table:formula="of:=120-13" office:value-type="float" office:value="107" calcext:value-type="float">
            <text:p>107</text:p>
          </table:table-cell>
        </table:table-row>
        <table:table-row table:style-name="ro1">
          <table:table-cell table:formula="of:=[.A3]*100/120" office:value-type="float" office:value="89.1666666666667" calcext:value-type="float">
            <text:p>89,1666666667</text:p>
          </table:table-cell>
        </table:table-row>
      </table:table>
      <table:named-expressions/>
      <table:database-ranges>
        <table:database-range table:name="__Anonymous_Sheet_DB__0" table:target-range-address="Sheet1.A1:Sheet1.E121" table:display-filter-buttons="true">
          <table:filter>
            <table:filter-and>
              <table:filter-condition table:field-number="4" table:value="FALSO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9T02:38:32.878843547</dc:date>
    <meta:document-statistic meta:table-count="2" meta:cell-count="622" meta:object-count="0"/>
    <meta:generator>LibreOffice/4.2.8.2$Linux_X86_64 LibreOffice_project/420m0$Build-2</meta:generator>
  </office:meta>
</office:document-meta>
</file>